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cell-content()=&quot;?&quot;" style:apply-style-name="cf13"/>
      <style:map style:condition="cell-content()=&quot;#&quot;" style:apply-style-name="cf9"/>
      <style:map style:condition="cell-content()=&quot;*&quot;" style:apply-style-name="cf9"/>
      <style:map style:condition="cell-content()=&quot;-&quot;" style:apply-style-name="cf9"/>
      <style:map style:condition="cell-content()=&quot;+&quot;" style:apply-style-name="cf9"/>
      <style:map style:condition="cell-content()!=0" style:apply-style-name="cf12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map style:condition="cell-content()=&quot;?&quot;" style:apply-style-name="cf13"/>
      <style:map style:condition="cell-content()=&quot;#&quot;" style:apply-style-name="cf9"/>
      <style:map style:condition="cell-content()=&quot;*&quot;" style:apply-style-name="cf9"/>
      <style:map style:condition="cell-content()=&quot;-&quot;" style:apply-style-name="cf9"/>
      <style:map style:condition="cell-content()=&quot;+&quot;" style:apply-style-name="cf9"/>
      <style:map style:condition="cell-content()!=0" style:apply-style-name="cf12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map style:condition="cell-content()=&quot;?&quot;" style:apply-style-name="cf13"/>
      <style:map style:condition="cell-content()=&quot;#&quot;" style:apply-style-name="cf9"/>
      <style:map style:condition="cell-content()=&quot;*&quot;" style:apply-style-name="cf9"/>
      <style:map style:condition="cell-content()=&quot;-&quot;" style:apply-style-name="cf9"/>
      <style:map style:condition="cell-content()=&quot;+&quot;" style:apply-style-name="cf9"/>
      <style:map style:condition="cell-content()!=0" style:apply-style-name="cf12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map style:condition="cell-content()=&quot;?&quot;" style:apply-style-name="cf13"/>
      <style:map style:condition="cell-content()=&quot;#&quot;" style:apply-style-name="cf9"/>
      <style:map style:condition="cell-content()=&quot;*&quot;" style:apply-style-name="cf9"/>
      <style:map style:condition="cell-content()=&quot;-&quot;" style:apply-style-name="cf9"/>
      <style:map style:condition="cell-content()=&quot;+&quot;" style:apply-style-name="cf9"/>
      <style:map style:condition="cell-content()!=0" style:apply-style-name="cf12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&quot;?&quot;" style:apply-style-name="cf13"/>
      <style:map style:condition="cell-content()=&quot;#&quot;" style:apply-style-name="cf9"/>
      <style:map style:condition="cell-content()=&quot;*&quot;" style:apply-style-name="cf9"/>
      <style:map style:condition="cell-content()=&quot;-&quot;" style:apply-style-name="cf9"/>
      <style:map style:condition="cell-content()=&quot;+&quot;" style:apply-style-name="cf9"/>
      <style:map style:condition="cell-content()!=0" style:apply-style-name="cf12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4"/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*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+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*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*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*</text:p>
          </table:table-cell>
          <table:table-cell table:number-columns-repeated="16371"/>
        </table:table-row>
        <table:table-row table:style-name="ro1">
          <table:table-cell office:value-type="float" office:value="9" table:style-name="ce7">
            <text:p>9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?</text:p>
          </table:table-cell>
          <table:table-cell office:value-type="string" table:style-name="ce7">
            <text:p>+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?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float" office:value="3" table:style-name="ce7">
            <text:p>3</text:p>
          </table:table-cell>
          <table:table-cell table:style-name="ce8"/>
          <table:table-cell table:style-name="ce8"/>
          <table:table-cell table:style-name="ce8"/>
          <table:table-cell office:value-type="float" office:value="6" table:style-name="ce7">
            <text:p>6</text:p>
          </table:table-cell>
          <table:table-cell table:style-name="ce8"/>
          <table:table-cell table:style-name="ce8"/>
          <table:table-cell table:style-name="ce8"/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+</text:p>
          </table:table-cell>
          <table:table-cell office:value-type="string" table:style-name="ce7">
            <text:p>?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?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number-columns-repeated="16371"/>
        </table:table-row>
        <table:table-row table:style-name="ro1">
          <table:table-cell table:style-name="ce8"/>
          <table:table-cell table:style-name="ce8"/>
          <table:table-cell office:value-type="string" table:style-name="ce7">
            <text:p>-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office:value-type="string" table:style-name="ce7">
            <text:p>+</text:p>
          </table:table-cell>
          <table:table-cell table:style-name="ce8"/>
          <table:table-cell table:style-name="ce8"/>
          <table:table-cell table:number-columns-repeated="16371" table:style-name="ce1"/>
        </table:table-row>
        <table:table-row table:style-name="ro1">
          <table:table-cell table:style-name="ce8"/>
          <table:table-cell table:style-name="ce8"/>
          <table:table-cell office:value-type="float" office:value="2" table:style-name="ce7">
            <text:p>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office:value-type="float" office:value="1" table:style-name="ce7">
            <text:p>1</text:p>
          </table:table-cell>
          <table:table-cell table:style-name="ce8"/>
          <table:table-cell table:style-name="ce8"/>
          <table:table-cell table:number-columns-repeated="16371" table:style-name="ce1"/>
        </table:table-row>
        <table:table-row table:style-name="ro1"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*</text:p>
          </table:table-cell>
          <table:table-cell office:value-type="string" table:style-name="ce7">
            <text:p>?</text:p>
          </table:table-cell>
          <table:table-cell office:value-type="string" table:style-name="ce9">
            <text:p>=</text:p>
          </table:table-cell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?</text:p>
          </table:table-cell>
          <table:table-cell office:value-type="string" table:style-name="ce7">
            <text:p>*</text:p>
          </table:table-cell>
          <table:table-cell office:value-type="string" table:style-name="ce7">
            <text:p>?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*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+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*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*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?</text:p>
          </table:table-cell>
          <table:table-cell office:value-type="string" table:style-name="ce7">
            <text:p>+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float" office:value="7" table:style-name="ce7">
            <text:p>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=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table:style-name="ce8"/>
          <table:table-cell table:style-name="ce8"/>
          <table:table-cell table:style-name="ce8"/>
          <table:table-cell office:value-type="string" table:style-name="ce7">
            <text:p>?</text:p>
          </table:table-cell>
          <table:table-cell table:style-name="ce8"/>
          <table:table-cell table:style-name="ce8"/>
          <table:table-cell table:style-name="ce8"/>
          <table:table-cell office:value-type="float" office:value="1" table:style-name="ce7">
            <text:p>1</text:p>
          </table:table-cell>
          <table:table-cell table:style-name="ce8"/>
          <table:table-cell table:style-name="ce8"/>
          <table:table-cell table:style-name="ce8"/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-</text:p>
          </table:table-cell>
          <table:table-cell office:value-type="string" table:style-name="ce7">
            <text:p>?</text:p>
          </table:table-cell>
          <table:table-cell office:value-type="string" table:style-name="ce7">
            <text:p>=</text:p>
          </table:table-cell>
          <table:table-cell office:value-type="string" table:style-name="ce10">
            <text:p>?</text:p>
          </table:table-cell>
          <table:table-cell table:style-name="ce8"/>
          <table:table-cell table:style-name="ce8"/>
          <table:table-cell table:style-name="ce8"/>
          <table:table-cell office:value-type="string" table:style-name="ce10">
            <text:p>?</text:p>
          </table:table-cell>
          <table:table-cell office:value-type="string" table:style-name="ce7">
            <text:p>+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=</text:p>
          </table:table-cell>
          <table:table-cell office:value-type="string" table:style-name="ce7">
            <text:p>?</text:p>
          </table:table-cell>
          <table:table-cell table:number-columns-repeated="16371" table:style-name="ce1"/>
        </table:table-row>
        <table:table-row table:number-rows-repeated="1048561" table:style-name="ro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71"/>
        </table:table-row>
      </table:table>
      <table:table table:name="Feuil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8D8D8"/>
    </style:style>
    <style:style style:name="cf10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11" style:family="table-cell" style:data-style-name="N0">
      <style:table-cell-properties fo:background-color="#D8D8D8"/>
    </style:style>
    <style:style style:name="cf2" style:family="table-cell" style:data-style-name="N0">
      <style:text-properties fo:color="#7030A0" fo:font-weight="bold" style:font-weight-asian="bold" style:font-weight-complex="bold"/>
    </style:style>
    <style:style style:name="cf3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4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5" style:family="table-cell" style:data-style-name="N0">
      <style:table-cell-properties fo:background-color="#D8D8D8"/>
    </style:style>
    <style:style style:name="cf6" style:family="table-cell" style:data-style-name="N0">
      <style:text-properties fo:color="#7030A0" fo:font-weight="bold" style:font-weight-asian="bold" style:font-weight-complex="bold"/>
    </style:style>
    <style:style style:name="cf7" style:family="table-cell" style:data-style-name="N0">
      <style:table-cell-properties fo:background-color="transparent"/>
      <style:text-properties fo:font-weight="bold" style:font-weight-asian="bold" style:font-weight-complex="bold"/>
    </style:style>
    <style:style style:name="cf8" style:family="table-cell" style:data-style-name="N0">
      <style:table-cell-properties fo:background-color="#D8D8D8"/>
    </style:style>
    <style:style style:name="cf9" style:family="table-cell" style:data-style-name="N0">
      <style:text-properties fo:color="#7030A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2" style:family="table-cell">
      <style:table-cell-properties fo:background-color="transparent"/>
      <style:text-properties fo:color="#000000" fo:font-weight="bold" style:font-weight-asian="bold" style:font-weight-complex="bold"/>
    </style:style>
    <style:style style:name="cf13" style:family="table-cell">
      <style:table-cell-properties fo:background-color="#D8D8D8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oic</meta:initial-creator>
    <dc:creator>Loic</dc:creator>
    <meta:creation-date>2017-11-17T16:49:23Z</meta:creation-date>
    <dc:date>2017-11-17T19:51:25Z</dc:date>
  </office:meta>
</office:document-meta>
</file>